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147a8" draw:textarea-horizontal-align="justify" draw:textarea-vertical-align="middle" draw:auto-grow-height="false" fo:min-height="4.331cm" fo:min-width="4.081cm"/>
      <style:paragraph-properties style:writing-mode="lr-tb"/>
    </style:style>
    <style:style style:name="gr2" style:family="graphic" style:parent-style-name="standard">
      <style:graphic-properties draw:fill-color="#0abdc6" draw:textarea-horizontal-align="justify" draw:textarea-vertical-align="middle" draw:auto-grow-height="false" fo:min-height="4.331cm" fo:min-width="4.081cm"/>
      <style:paragraph-properties style:writing-mode="lr-tb"/>
    </style:style>
    <style:style style:name="gr3" style:family="graphic" style:parent-style-name="standard">
      <style:graphic-properties draw:fill-color="#ffe599" draw:textarea-horizontal-align="justify" draw:textarea-vertical-align="middle" draw:auto-grow-height="false" fo:min-height="4.331cm" fo:min-width="4.081cm"/>
      <style:paragraph-properties style:writing-mode="lr-tb"/>
    </style:style>
    <style:style style:name="gr4" style:family="graphic" style:parent-style-name="standard">
      <style:graphic-properties draw:fill-color="#f1a83d" draw:textarea-horizontal-align="justify" draw:textarea-vertical-align="middle" draw:auto-grow-height="false" fo:min-height="4.331cm" fo:min-width="4.081cm"/>
      <style:paragraph-properties style:writing-mode="lr-tb"/>
    </style:style>
    <style:style style:name="gr5" style:family="graphic" style:parent-style-name="standard">
      <style:graphic-properties draw:fill-color="#99c0f5" draw:textarea-horizontal-align="justify" draw:textarea-vertical-align="middle" draw:auto-grow-height="false" fo:min-height="4.331cm" fo:min-width="4.08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147a8"/>
      <style:paragraph-properties fo:text-align="center" style:writing-mode="lr-tb"/>
    </style:style>
    <style:style style:name="P3" style:family="paragraph">
      <loext:graphic-properties draw:fill-color="#0abdc6"/>
      <style:paragraph-properties fo:text-align="center" style:writing-mode="lr-tb"/>
    </style:style>
    <style:style style:name="P4" style:family="paragraph">
      <loext:graphic-properties draw:fill-color="#ffe599"/>
      <style:paragraph-properties fo:text-align="center" style:writing-mode="lr-tb"/>
    </style:style>
    <style:style style:name="P5" style:family="paragraph">
      <loext:graphic-properties draw:fill-color="#f1a83d"/>
      <style:paragraph-properties fo:text-align="center" style:writing-mode="lr-tb"/>
    </style:style>
    <style:style style:name="P6" style:family="paragraph">
      <loext:graphic-properties draw:fill-color="#99c0f5"/>
      <style:paragraph-properties fo:text-align="center" style:writing-mode="lr-tb"/>
    </style:style>
    <style:style style:name="T1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style:style style:name="T4" style:family="text">
      <style:text-properties fo:color="#11111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eeeeee" fo:font-weight="normal" style:font-weight-asian="normal" style:font-weight-complex="normal"/>
    </style:style>
    <style:style style:name="T7" style:family="text">
      <style:text-properties fo:color="#eeeeee"/>
    </style:style>
    <style:style style:name="T8" style:family="text">
      <style:text-properties fo:color="#ffff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ffffff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6.477cm" svg:x="1.782cm" svg:y="3.294cm">
          <text:p text:style-name="P1"><text:span text:style-name="T1">DEVELOPMENT </text:span><text:span text:style-name="T1"><text:line-break/></text:span><text:span text:style-name="T1">VIEW</text:span></text:p>
          <text:p text:style-name="P1"/>
          <text:p text:style-name="P1"><text:span text:style-name="T2">Devs</text:span></text:p>
          <text:p text:style-name="P1"><text:span text:style-name="T3">Testers</text:span></text:p>
          <text:p text:style-name="P1"><text:span text:style-name="T3">UX design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477cm" svg:height="6.477cm" svg:x="11.682cm" svg:y="3.294cm">
          <text:p text:style-name="P1"><text:span text:style-name="T1">SIZING VIEW</text:span></text:p>
          <text:p text:style-name="P1"/>
          <text:p text:style-name="P1"><text:span text:style-name="T2">Ops</text:span></text:p>
          <text:p text:style-name="P1"><text:span text:style-name="T3">SRE, De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477cm" svg:height="6.477cm" svg:x="11.682cm" svg:y="11.694cm">
          <text:p text:style-name="P1"><text:span text:style-name="T4">INFRASTRUCTURE </text:span><text:span text:style-name="T4"><text:line-break/></text:span><text:span text:style-name="T4">VIEW</text:span></text:p>
          <text:p text:style-name="P1"/>
          <text:p text:style-name="P1"><text:span text:style-name="T5">Ops, SRE</text:span></text:p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477cm" svg:height="6.477cm" svg:x="1.782cm" svg:y="11.694cm">
          <text:p text:style-name="P1"><text:span text:style-name="T1">SECURITY</text:span><text:span text:style-name="T1"><text:line-break/></text:span><text:span text:style-name="T1"> VIEW</text:span></text:p>
          <text:p text:style-name="P1"/>
          <text:p text:style-name="P1"><text:span text:style-name="T6">Devs</text:span></text:p>
          <text:p text:style-name="P1"><text:span text:style-name="T6">Ops</text:span></text:p>
          <text:p text:style-name="P1"><text:span text:style-name="T7">SRE, P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6.477cm" svg:x="6.732cm" svg:y="7.494cm">
          <text:p text:style-name="P1"><text:span text:style-name="T8"/></text:p>
          <text:p text:style-name="P1"><text:span text:style-name="T8">APPLICATION </text:span><text:span text:style-name="T8"><text:line-break/></text:span><text:span text:style-name="T8">VIEW</text:span></text:p>
          <text:p text:style-name="P1"/>
          <text:p text:style-name="P1"><text:span text:style-name="T9">Every project</text:span><text:span text:style-name="T9"><text:line-break/></text:span><text:span text:style-name="T9">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21:01:39.363065860</meta:creation-date>
    <dc:date>2021-01-27T19:27:23.748870144</dc:date>
    <meta:editing-duration>PT14M38S</meta:editing-duration>
    <meta:editing-cycles>6</meta:editing-cycles>
    <meta:generator>LibreOffice/6.4.6.2$Linux_X86_64 LibreOffice_project/40$Build-2</meta:generator>
    <dc:creator>Bertrand Florat</dc:creator>
    <meta:document-statistic meta:object-count="5"/>
  </office:meta>
</office:document-meta>
</file>